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10000028BF54278A7406C95D2.png" manifest:media-type="image/png"/>
  <manifest:file-entry manifest:full-path="Pictures/1000000000000780000003CC013EAAAAFF8E177F.jpg" manifest:media-type="image/jpeg"/>
  <manifest:file-entry manifest:full-path="Pictures/100000000000023F000000E7BE4569B413E4FA70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27.999cm" svg:height="14.782cm" svg:x="0.049cm" svg:y="3.155cm">
          <draw:image xlink:href="Pictures/10000201000004D10000028BF54278A7406C95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draw:style-name="gr1" draw:text-style-name="P1" draw:layer="layout" svg:width="27.627cm" svg:height="20cm" svg:x="0cm" svg:y="0.6cm">
          <draw:image xlink:href="Pictures/100000000000023F000000E7BE4569B413E4FA7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1" draw:text-style-name="P1" draw:layer="layout" svg:width="26.951cm" svg:height="14.174cm" svg:x="0.449cm" svg:y="3.459cm">
          <draw:image xlink:href="Pictures/1000000000000780000003CC013EAAAAFF8E17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9-23T19:31:57.140069868</meta:creation-date>
    <meta:editing-duration>PT36M45S</meta:editing-duration>
    <meta:editing-cycles>2</meta:editing-cycles>
    <meta:generator>LibreOffice/6.0.7.3$Linux_X86_64 LibreOffice_project/00m0$Build-3</meta:generator>
    <dc:title>Impress</dc:title>
    <dc:date>2023-09-23T20:56:40.001802209</dc:date>
    <meta:document-statistic meta:object-count="43"/>
  </office:meta>
</office:document-meta>
</file>